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3.395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605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0.67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Heading" style:data-style-name="N36"/>
    <style:style style:name="ce2" style:family="table-cell" style:parent-style-name="Default" style:data-style-name="N36"/>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ce2"/>
        <table:table-column table:style-name="co3" table:default-cell-style-name="ce2"/>
        <table:table-column table:style-name="co4" table:default-cell-style-name="Default"/>
        <table:table-column table:style-name="co1" table:number-columns-repeated="1014" table:default-cell-style-name="Default"/>
        <table:table-row table:style-name="ro1" table:visibility="collapse">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ce1" office:value-type="string">
            <text:p>Birth date</text:p>
          </table:table-cell>
          <table:table-cell table:style-name="ce1" office:value-type="string">
            <text:p>Death date</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2"/>
        </table:table-row>
        <table:table-row table:style-name="ro2">
          <table:table-cell table:style-name="Heading" office:value-type="string">
            <text:p>ID</text:p>
          </table:table-cell>
          <table:table-cell table:style-name="Heading" office:value-type="string">
            <text:p>Name</text:p>
          </table:table-cell>
          <table:table-cell table:style-name="Heading" office:value-type="string">
            <text:p>Vollst. Name</text:p>
          </table:table-cell>
          <table:table-cell table:style-name="Heading" office:value-type="string">
            <text:p>alias</text:p>
          </table:table-cell>
          <table:table-cell table:style-name="Heading" office:value-type="string">
            <text:p>Beschreibung</text:p>
          </table:table-cell>
          <table:table-cell table:style-name="Heading" office:value-type="string">
            <text:p>Biographie</text:p>
          </table:table-cell>
          <table:table-cell table:style-name="Heading" office:value-type="string">
            <text:p>Ziele</text:p>
          </table:table-cell>
          <table:table-cell table:style-name="ce1" office:value-type="string">
            <text:p>Geburtsdatum</text:p>
          </table:table-cell>
          <table:table-cell table:style-name="ce1" office:value-type="string">
            <text:p>Sterbedatum</text:p>
          </table:table-cell>
          <table:table-cell table:style-name="Heading" office:value-type="string">
            <text:p>Bedeutung</text:p>
          </table:table-cell>
          <table:table-cell table:style-name="Heading" office:value-type="string">
            <text:p>Schlagwörter</text:p>
          </table:table-cell>
          <table:table-cell table:style-name="Heading" office:value-type="string">
            <text:p>Notizen</text:p>
          </table:table-cell>
          <table:table-cell table:style-name="Heading" table:number-columns-repeated="1012"/>
        </table:table-row>
        <table:table-row table:style-name="ro3">
          <table:table-cell office:value-type="string">
            <text:p>cr1</text:p>
          </table:table-cell>
          <table:table-cell office:value-type="string">
            <text:p>Hal</text:p>
          </table:table-cell>
          <table:table-cell office:value-type="string">
            <text:p>Hal Spacejoke</text:p>
          </table:table-cell>
          <table:table-cell office:value-type="string">
            <text:p>Spacejockey</text:p>
          </table:table-cell>
          <table:table-cell/>
          <table:table-cell office:value-type="string">
            <text:p>Somehow, Hal Spacejoke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table:number-columns-repeated="2"/>
          <table:table-cell office:value-type="string">
            <text:p>Major Character</text:p>
          </table:table-cell>
          <table:table-cell table:number-columns-repeated="1014"/>
        </table:table-row>
        <table:table-row table:style-name="ro4">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date" office:date-value="2963-04-21">
            <text:p>21.04.2963</text:p>
          </table:table-cell>
          <table:table-cell office:value-type="date" office:date-value="3041-11-11">
            <text:p>11.11.3041</text:p>
          </table:table-cell>
          <table:table-cell office:value-type="string">
            <text:p>Minor Character</text:p>
          </table:table-cell>
          <table:table-cell table:number-columns-repeated="1014"/>
        </table:table-row>
        <table:table-row table:style-name="ro5">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table:number-columns-repeated="2"/>
          <table:table-cell office:value-type="string">
            <text:p>Major Character</text:p>
          </table:table-cell>
          <table:table-cell table:number-columns-repeated="1014"/>
        </table:table-row>
        <table:table-row table:style-name="ro5">
          <table:table-cell office:value-type="string">
            <text:p>cr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number-columns-repeated="3"/>
          <table:table-cell office:value-type="string">
            <text:p>Minor Character</text:p>
          </table:table-cell>
          <table:table-cell table:number-columns-repeated="1014"/>
        </table:table-row>
        <table:table-row table:style-name="ro2">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table:number-columns-repeated="2"/>
          <table:table-cell office:value-type="string">
            <text:p>Minor Character</text:p>
          </table:table-cell>
          <table:table-cell table:number-columns-repeated="1014"/>
        </table:table-row>
        <table:table-row table:style-name="ro2">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table:number-columns-repeated="2"/>
          <table:table-cell office:value-type="string">
            <text:p>Minor Character</text:p>
          </table:table-cell>
          <table:table-cell table:number-columns-repeated="1014"/>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table:number-columns-repeated="2"/>
          <table:table-cell office:value-type="string">
            <text:p>Minor Character</text:p>
          </table:table-cell>
          <table:table-cell table:number-columns-repeated="1014"/>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table:number-columns-repeated="2"/>
          <table:table-cell office:value-type="string">
            <text:p>Minor Character</text:p>
          </table:table-cell>
          <table:table-cell table:number-columns-repeated="1014"/>
        </table:table-row>
        <table:table-row table:style-name="ro6">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table:number-columns-repeated="2"/>
          <table:table-cell office:value-type="string">
            <text:p>Minor Character</text:p>
          </table:table-cell>
          <table:table-cell table:number-columns-repeated="1014"/>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4"/>
          <table:table-cell office:value-type="string">
            <text:p>Minor Character</text:p>
          </table:table-cell>
          <table:table-cell table:number-columns-repeated="1014"/>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4"/>
          <table:table-cell office:value-type="string">
            <text:p>Minor Character</text:p>
          </table:table-cell>
          <table:table-cell table:number-columns-repeated="1014"/>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6"/>
          <table:table-cell office:value-type="string">
            <text:p>Minor Character</text:p>
          </table:table-cell>
          <table:table-cell table:number-columns-repeated="1014"/>
        </table:table-row>
        <table:table-row table:style-name="ro7" table:number-rows-repeated="1048561">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Calibri" fo:font-size="10.5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7">17.12.2024</text:date>, <text:time>14:44: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4-12-10T11:29:23Z</meta:creation-date>
    <dc:date>2024-12-17T14:44:27.51</dc:date>
    <meta:editing-duration>PT4M27S</meta:editing-duration>
    <meta:editing-cycles>5</meta:editing-cycles>
    <meta:document-statistic meta:table-count="1" meta:cell-count="93" meta:object-count="0"/>
  </office:meta>
</office:document-meta>
</file>